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6.8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ff00ff" fo:font-family="Thorndale, 'Times New Roman'" style:font-family-generic="roman" style:font-pitch="variable"/>
    </style:style>
    <style:style style:name="T2" style:family="text">
      <style:text-properties fo:color="#000000" fo:font-family="Thorndale, 'Times New Roman'" style:font-family-generic="roman" style:font-pitch="variable"/>
    </style:style>
    <style:style style:name="T3" style:family="text">
      <style:text-properties fo:color="#ff0000" fo:font-family="Thorndale, 'Times New Roman'" style:font-family-generic="roman" style:font-pitch="variable"/>
    </style:style>
    <style:style style:name="T4" style:family="text">
      <style:text-properties fo:color="#00ffff" fo:font-family="Thorndale, 'Times New Roman'" style:font-family-generic="roman" style:font-pitch="variable"/>
    </style:style>
    <style:style style:name="T5" style:family="text">
      <style:text-properties fo:color="#00ff00" fo:font-family="Thorndale, 'Times New Roman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frame draw:style-name="gr1" draw:text-style-name="P2" draw:layer="layout" svg:width="27.601cm" svg:height="16.897cm" svg:x="-1.383cm" svg:y="0.902cm">
          <draw:text-box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2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2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4-01-07T14:56:11</meta:creation-date>
    <dc:date>2004-01-13T14:05:34</dc:date>
    <meta:editing-cycles>5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